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d306" officeooo:paragraph-rsid="0002d306"/>
    </style:style>
    <style:style style:name="P2" style:family="paragraph" style:parent-style-name="Standard">
      <style:paragraph-properties fo:text-align="justify" style:justify-single-word="false"/>
      <style:text-properties officeooo:rsid="0002d306" officeooo:paragraph-rsid="0002d306"/>
    </style:style>
    <style:style style:name="P3" style:family="paragraph" style:parent-style-name="Standard">
      <style:paragraph-properties fo:text-align="justify" style:justify-single-word="false"/>
      <style:text-properties fo:font-size="13pt" fo:font-weight="bold" officeooo:rsid="0002d306" officeooo:paragraph-rsid="0002d306" style:font-size-asian="13pt" style:font-weight-asian="bold" style:font-size-complex="13pt" style:font-weight-complex="bold"/>
    </style:style>
    <style:style style:name="P4" style:family="paragraph" style:parent-style-name="Standard">
      <style:text-properties fo:font-size="13pt" style:text-underline-style="none" fo:font-weight="bold" officeooo:rsid="0002d306" officeooo:paragraph-rsid="0002d306" style:font-size-asian="13pt" style:font-weight-asian="bold" style:font-size-complex="13pt" style:font-weight-complex="bold"/>
    </style:style>
    <style:style style:name="P5" style:family="paragraph" style:parent-style-name="Standard">
      <style:text-properties fo:font-size="15pt" fo:font-weight="bold" officeooo:rsid="0002d306" officeooo:paragraph-rsid="0002d306" style:font-size-asian="15pt" style:font-weight-asian="bold" style:font-size-complex="15pt" style:font-weight-complex="bold"/>
    </style:style>
    <style:style style:name="P6" style:family="paragraph" style:parent-style-name="Standard">
      <style:paragraph-properties fo:text-align="justify" style:justify-single-word="false"/>
      <style:text-properties officeooo:rsid="0005d771" officeooo:paragraph-rsid="0005d771"/>
    </style:style>
    <style:style style:name="P7" style:family="paragraph" style:parent-style-name="Standard">
      <style:paragraph-properties fo:text-align="justify" style:justify-single-word="false"/>
      <style:text-properties officeooo:rsid="0005d771" officeooo:paragraph-rsid="0007c6a4"/>
    </style:style>
    <style:style style:name="P8" style:family="paragraph" style:parent-style-name="Standard">
      <style:text-properties fo:font-size="16pt" fo:font-weight="bold" officeooo:rsid="0002d306" officeooo:paragraph-rsid="0002d306" style:font-size-asian="16pt" style:font-weight-asian="bold" style:font-size-complex="16pt" style:font-weight-complex="bold"/>
    </style:style>
    <style:style style:name="T1" style:family="text">
      <style:text-properties officeooo:rsid="00041cc0"/>
    </style:style>
    <style:style style:name="T2" style:family="text">
      <style:text-properties officeooo:rsid="00072394"/>
    </style:style>
    <style:style style:name="T3" style:family="text">
      <style:text-properties officeooo:rsid="00079869"/>
    </style:style>
    <style:style style:name="T4" style:family="text">
      <style:text-properties officeooo:rsid="0007c6a4"/>
    </style:style>
    <style:style style:name="T5" style:family="text">
      <style:text-properties officeooo:rsid="000832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RABAJO 1: Aplicación práctica sobre HW con recursos limitados</text:p>
      <text:p text:style-name="P5"/>
      <text:p text:style-name="P1">Integrantes: Diego Cajal y Priscila Gómez</text:p>
      <text:p text:style-name="P1"/>
      <text:p text:style-name="P1"/>
      <text:p text:style-name="P1"/>
      <text:p text:style-name="P4">Descripción general</text:p>
      <text:p text:style-name="P1"/>
      <text:p text:style-name="P2">Se <text:span text:style-name="T3">va a desarrollar</text:span> un afinador. La aplicación tiene que ser capaz de captar sonido mediante un micrófono, procesar la señal y dar el valor de la frecuencia fundamental del sonido. En un principio se diseñará para un tipo de señal en concreto: sea voz o cualquier instrumento. Se estudiará con que tipo de señal es mejor empezar observando la claridad de la fft de distintas grabaciones.</text:p>
      <text:p text:style-name="P2"/>
      <text:p text:style-name="P2"/>
      <text:p text:style-name="P2"/>
      <text:p text:style-name="P3">Plataforma</text:p>
      <text:p text:style-name="P2"/>
      <text:p text:style-name="P2">Se va a utilizar un dispositivo Android. Como los periféricos necesarios son un micrófono y un display, se podrá utilizar en cualquier teléfono o tableta (incluso ciertos wearables). <text:span text:style-name="T5">Tener un afinador en un smartphone es muy práctico para un músico porque hace que no tenga la necesidad de un dispositivo adicional. Los afinadores convencionales ocupan bastante espacio y no suelen indicar el nivel de batería restante, por lo que puede que en un momento de necesidad no puedan usarse. </text:span></text:p>
      <text:p text:style-name="P2"/>
      <text:p text:style-name="P2"/>
      <text:p text:style-name="P2"/>
      <text:p text:style-name="P3">Objetivos</text:p>
      <text:p text:style-name="P2"/>
      <text:p text:style-name="P2">Los dispositivos propuestos tienen una capacidad de cómputo limitada, por lo que habrá que investigar distintos algoritmos y métodos para procesar la señal. <text:span text:style-name="T1">Se debe poder trabajar a tiempo real, utilizando la entrada de micrófono del dispositivo. Por pantalla se mostrará el valor en Herzios de la frecuencia fundamental.</text:span></text:p>
      <text:p text:style-name="P2"/>
      <text:p text:style-name="P2"/>
      <text:p text:style-name="P2"/>
      <text:p text:style-name="P3">Posibles ampliaciones</text:p>
      <text:p text:style-name="P2"/>
      <text:p text:style-name="P6">La ampliación más importante y que se espera conseguir es la traducción de frecuencia a notas e indicar si el sonido está por encima o por debajo de una nota determinada. Como forma de diferenciación de otros afinadores, se propone que la salida sea cuantitativa. Es decir, la mayoría de afinadores comerciales muestran si el sonido está por encima o por debajo de la nota deseada, pero no muestran el valor en herzios de la diferencia. Mostrarlo podría ser una manera de ganar precisión en la afinación.</text:p>
      <text:p text:style-name="P6"/>
      <text:p text:style-name="P7">Otra posible ampliación es que también funcione con un micrófono conectado al puerto jack del dispositivo, si lo tuviese. <text:span text:style-name="T4">Esto puede ser muy útil para instrumentos con caja de resonancia como guitarras y violines, ya que combinado con una pastilla conseguiría una entrada más limpia.</text:span></text:p>
      <text:p text:style-name="P7"/>
      <text:p text:style-name="P7"><text:span text:style-name="T2">S</text:span>e investigarán formas de hacer que el afinador sea viable para otros instrumentos. <text:span text:style-name="T2">Para terminar, se trabajará en</text:span> mejoras <text:span text:style-name="T2">de</text:span> la interfaz gráf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4:47:47.557143022</meta:creation-date>
    <dc:date>2018-03-01T15:32:50.156369767</dc:date>
    <meta:editing-duration>PT22M58S</meta:editing-duration>
    <meta:editing-cycles>7</meta:editing-cycles>
    <meta:generator>LibreOffice/6.0.0.3$Linux_X86_64 LibreOffice_project/00m0$Build-3</meta:generator>
    <meta:document-statistic meta:table-count="0" meta:image-count="0" meta:object-count="0" meta:page-count="1" meta:paragraph-count="12" meta:word-count="371" meta:character-count="2289" meta:non-whitespace-character-count="1929"/>
  </office:meta>
</office:document-meta>
</file>